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2.75pt"/>
    </style:style>
    <style:style style:name="co5" style:family="table-column">
      <style:table-column-properties fo:break-before="auto" style:column-width="137.31pt"/>
    </style:style>
    <style:style style:name="co6" style:family="table-column">
      <style:table-column-properties fo:break-before="auto" style:column-width="185.84pt"/>
    </style:style>
    <style:style style:name="co7" style:family="table-column">
      <style:table-column-properties fo:break-before="auto" style:column-width="156.84pt"/>
    </style:style>
    <style:style style:name="co8" style:family="table-column">
      <style:table-column-properties fo:break-before="auto" style:column-width="132.6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30.05pt"/>
    </style:style>
    <style:style style:name="co11" style:family="table-column">
      <style:table-column-properties fo:break-before="auto" style:column-width="86.94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22.2pt"/>
    </style:style>
    <style:style style:name="co14" style:family="table-column">
      <style:table-column-properties fo:break-before="auto" style:column-width="75.34pt"/>
    </style:style>
    <style:style style:name="co15" style:family="table-column">
      <style:table-column-properties fo:break-before="auto" style:column-width="88.89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88.7pt"/>
    </style:style>
    <style:style style:name="co18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riority L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icro Cycle Priority List</text:p>
          </table:table-cell>
          <table:table-cell table:number-columns-repeated="3"/>
          <table:table-cell office:value-type="string" calcext:value-type="string">
            <text:p>Complex Move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used Backsquat</text:p>
          </table:table-cell>
          <table:table-cell office:value-type="string" calcext:value-type="string">
            <text:p>Paused Frontsquat</text:p>
          </table:table-cell>
          <table:table-cell table:number-columns-repeated="2"/>
          <table:table-cell office:value-type="string" calcext:value-type="string">
            <text:p>OVS</text:p>
          </table:table-cell>
        </table:table-row>
        <table:table-row table:style-name="ro1">
          <table:table-cell office:value-type="string" calcext:value-type="string">
            <text:p>Deadlift</text:p>
          </table:table-cell>
          <table:table-cell office:value-type="string" calcext:value-type="string">
            <text:p>Stiff Leg Deadlift</text:p>
          </table:table-cell>
          <table:table-cell table:number-columns-repeated="2"/>
          <table:table-cell table:style-name="ce1" office:value-type="string" calcext:value-type="string">
            <text:p>Snatch Pull</text:p>
          </table:table-cell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<text:s/>Press</text:p>
          </table:table-cell>
          <table:table-cell table:number-columns-repeated="2"/>
          <table:table-cell office:value-type="string" calcext:value-type="string">
            <text:p>Push Pr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 Clean</text:p>
          </table:table-cell>
        </table:table-row>
        <table:table-row table:style-name="ro1">
          <table:table-cell office:value-type="string" calcext:value-type="string">
            <text:p>Deficit Deadlift</text:p>
          </table:table-cell>
          <table:table-cell table:number-columns-repeated="3"/>
          <table:table-cell office:value-type="string" calcext:value-type="string">
            <text:p>Power Snatch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natch 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lea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lean Pull</text:p>
          </table:table-cell>
        </table:table-row>
      </table:table>
      <table:table table:name="MicroCycl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3" table:number-columns-repeated="1017" table:default-cell-style-name="ce7"/>
        <table:table-row table:style-name="ro2"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Day1</text:p>
          </table:table-cell>
          <table:table-cell table:style-name="ce8" office:value-type="string" calcext:value-type="string">
            <text:p>Day2</text:p>
          </table:table-cell>
          <table:table-cell table:style-name="ce10" office:value-type="string" calcext:value-type="string">
            <text:p>Day3</text:p>
          </table:table-cell>
          <table:table-cell table:style-name="ce8" office:value-type="string" calcext:value-type="string">
            <text:p>Day4</text:p>
          </table:table-cell>
          <table:table-cell table:style-name="ce8" office:value-type="string" calcext:value-type="string">
            <text:p>Day5</text:p>
          </table:table-cell>
          <table:table-cell table:style-name="ce8" office:value-type="string" calcext:value-type="string">
            <text:p>Day6</text:p>
          </table:table-cell>
          <table:table-cell table:style-name="ce2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13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Olymp </text:p>
          </table:table-cell>
          <table:table-cell table:style-name="Default"/>
          <table:table-cell table:style-name="ce4" office:value-type="string" calcext:value-type="string">
            <text:p>Snatch; Power, Balance, OVS</text:p>
          </table:table-cell>
          <table:table-cell table:style-name="Default" office:value-type="string" calcext:value-type="string">
            <text:p>Clean; Clean, Push Press, Push Press</text:p>
          </table:table-cell>
          <table:table-cell table:style-name="ce10" office:value-type="string" calcext:value-type="string">
            <text:p>Snatch; Pull, Pull, Snatch, Snatch</text:p>
          </table:table-cell>
          <table:table-cell table:style-name="ce10" office:value-type="string" calcext:value-type="string">
            <text:p>Clean; Pull, Hang, Hang, FS</text:p>
          </table:table-cell>
          <table:table-cell table:style-name="ce14" office:value-type="string" calcext:value-type="string">
            <text:p>Snatch; Pull, Hang, OVS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4" office:value-type="string" calcext:value-type="string">
            <text:p>Clean; Pull, Pull, Clean, Clean</text:p>
          </table:table-cell>
          <table:table-cell table:style-name="ce3"/>
          <table:table-cell table:style-name="Default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pull </text:p>
          </table:table-cell>
          <table:table-cell table:style-name="ce10"/>
          <table:table-cell table:style-name="ce4"/>
          <table:table-cell table:style-name="ce10" office:value-type="string" calcext:value-type="string">
            <text:p>Deadlift</text:p>
          </table:table-cell>
          <table:table-cell table:style-name="ce4" table:number-columns-repeated="2"/>
          <table:table-cell table:style-name="ce14" office:value-type="string" calcext:value-type="string">
            <text:p>SLD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Quads</text:p>
          </table:table-cell>
          <table:table-cell table:style-name="ce10" office:value-type="string" calcext:value-type="string">
            <text:p>Paused Backsquat</text:p>
          </table:table-cell>
          <table:table-cell table:style-name="ce4"/>
          <table:table-cell table:style-name="ce10"/>
          <table:table-cell table:style-name="ce4" office:value-type="string" calcext:value-type="string">
            <text:p>Paused Front Squat</text:p>
          </table:table-cell>
          <table:table-cell table:style-name="ce4"/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1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5" office:value-type="string" calcext:value-type="string">
            <text:p>Line Push</text:p>
          </table:table-cell>
          <table:table-cell table:style-name="ce5"/>
          <table:table-cell table:style-name="ce4" office:value-type="string" calcext:value-type="string">
            <text:p>Jerk</text:p>
          </table:table-cell>
          <table:table-cell table:style-name="ce10"/>
          <table:table-cell table:style-name="ce5"/>
          <table:table-cell table:style-name="ce4" office:value-type="string" calcext:value-type="string">
            <text:p><text:s/>Press</text:p>
          </table:table-cell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5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Line Jump</text:p>
          </table:table-cell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style-name="ce5"/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Rep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1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Sets</text:p>
          </table:table-cell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11"/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Height</text:p>
          </table:table-cell>
          <table:table-cell table:style-name="ce12"/>
          <table:table-cell table:style-name="ce6"/>
          <table:table-cell table:style-name="ce12"/>
          <table:table-cell table:style-name="ce6" table:number-columns-repeated="2"/>
          <table:table-cell table:style-name="ce16"/>
          <table:table-cell table:style-name="ce6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sxReps" table:style-name="ta1">
        <table:table-column table:style-name="co10" table:default-cell-style-name="ce17"/>
        <table:table-column table:style-name="co11" table:default-cell-style-name="ce21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1RM</text:p>
          </table:table-cell>
          <table:table-cell table:number-columns-repeated="3"/>
          <table:table-cell office:value-type="string" calcext:value-type="string">
            <text:p>Of Clean and Snatc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dlift</text:p>
          </table:table-cell>
          <table:table-cell table:style-name="ce20" table:formula="of:=175/[.B30]" office:value-type="float" office:value="198.863636363636" calcext:value-type="float">
            <text:p>198.86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office:value-type="string" calcext:value-type="string">
            <text:p>Complex Intensity</text:p>
          </table:table-cell>
          <table:table-cell office:value-type="string" calcext:value-type="string">
            <text:p>Complex Sets</text:p>
          </table:table-cell>
          <table:table-cell office:value-type="string" calcext:value-type="string">
            <text:p>Weight Snatch</text:p>
          </table:table-cell>
          <table:table-cell office:value-type="string" calcext:value-type="string">
            <text:p>Weight Cl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sh Press</text:p>
          </table:table-cell>
          <table:table-cell table:formula="of:=95/[.B28]" office:value-type="float" office:value="102.150537634409" calcext:value-type="float">
            <text:p>10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formula="of:=[.F5]*[.$B$13]" office:value-type="float" office:value="56" calcext:value-type="float">
            <text:p>56</text:p>
          </table:table-cell>
          <table:table-cell table:formula="of:=[.F5]*[.$B$11]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rk</text:p>
          </table:table-cell>
          <table:table-cell table:style-name="ce22" table:formula="of:=115/[.B27]" office:value-type="float" office:value="119.791666666667" calcext:value-type="float">
            <text:p>119.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formula="of:=[.F6]*[.$B$13]" office:value-type="float" office:value="60" calcext:value-type="float">
            <text:p>60</text:p>
          </table:table-cell>
          <table:table-cell table:formula="of:=[.F6]*[.$B$11]" office:value-type="float" office:value="82.5" calcext:value-type="float">
            <text:p>8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</text:p>
          </table:table-cell>
          <table:table-cell table:formula="of:=65/[.B28]" office:value-type="float" office:value="69.8924731182796" calcext:value-type="float">
            <text:p>69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formula="of:=[.F7]*[.$B$13]" office:value-type="float" office:value="64" calcext:value-type="float">
            <text:p>64</text:p>
          </table:table-cell>
          <table:table-cell table:formula="of:=[.F7]*[.$B$11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S</text:p>
          </table:table-cell>
          <table:table-cell table:style-name="ce23" table:formula="of:=77.5/[.B29]" office:value-type="float" office:value="86.1111111111111" calcext:value-type="float">
            <text:p>86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F8]*[.$B$13]" office:value-type="float" office:value="68" calcext:value-type="float">
            <text:p>68</text:p>
          </table:table-cell>
          <table:table-cell table:formula="of:=[.F8]*[.$B$11]" office:value-type="float" office:value="93.5" calcext:value-type="float">
            <text:p>9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kSquat</text:p>
          </table:table-cell>
          <table:table-cell table:formula="of:=137.5/[.B29]" office:value-type="float" office:value="152.777777777778" calcext:value-type="float">
            <text:p>152.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nt Squat</text:p>
          </table:table-cell>
          <table:table-cell table:formula="of:=130/[.B28]" office:value-type="float" office:value="139.784946236559" calcext:value-type="float">
            <text:p>139.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10" calcext:value-type="float">
            <text:p>110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lean Pull</text:p>
          </table:table-cell>
          <table:table-cell table:formula="of:=115/[.B28]" office:value-type="float" office:value="123.655913978495" calcext:value-type="float">
            <text:p>123.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</text:p>
          </table:table-cell>
          <table:table-cell office:value-type="float" office:value="80" calcext:value-type="float">
            <text:p>80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 pull</text:p>
          </table:table-cell>
          <table:table-cell table:formula="of:=90/[.B30]" office:value-type="float" office:value="102.272727272727" calcext:value-type="float">
            <text:p>102.27</text:p>
          </table:table-cell>
          <table:table-cell table:number-columns-repeated="2"/>
          <table:table-cell office:value-type="string" calcext:value-type="string">
            <text:p>Cycle Squat</text:p>
          </table:table-cell>
          <table:table-cell office:value-type="string" calcext:value-type="string">
            <text:p>Strength Squat Intensity</text:p>
          </table:table-cell>
          <table:table-cell office:value-type="string" calcext:value-type="string">
            <text:p>Strength 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Weight Backsquat</text:p>
          </table:table-cell>
          <table:table-cell office:value-type="string" calcext:value-type="string">
            <text:p>Weight FS</text:p>
          </table:table-cell>
        </table:table-row>
        <table:table-row table:style-name="ro2">
          <table:table-cell office:value-type="string" calcext:value-type="string">
            <text:p>Power Clean</text:p>
          </table:table-cell>
          <table:table-cell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5]/[.B31]" office:value-type="float" office:value="0.837209302325581" calcext:value-type="float">
            <text:p>0.837209302325581</text:p>
          </table:table-cell>
          <table:table-cell table:formula="of:=[.F15]*[.$B$9]" office:value-type="float" office:value="110" calcext:value-type="float">
            <text:p>110</text:p>
          </table:table-cell>
          <table:table-cell table:formula="of:=[.F15]*[.$B$10]" office:value-type="float" office:value="100.645161290323" calcext:value-type="float">
            <text:p>100.645161290323</text:p>
          </table:table-cell>
        </table:table-row>
        <table:table-row table:style-name="ro2">
          <table:table-cell office:value-type="string" calcext:value-type="string">
            <text:p>Power Snatch</text:p>
          </table:table-cell>
          <table:table-cell table:formula="of:=0.95*[.B13]" office:value-type="float" office:value="76" calcext:value-type="float">
            <text:p>7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6]/[.B30]" office:value-type="float" office:value="0.875" calcext:value-type="float">
            <text:p>0.875</text:p>
          </table:table-cell>
          <table:table-cell table:formula="of:=[.F16]*[.$B$9]" office:value-type="float" office:value="117.638888888889" calcext:value-type="float">
            <text:p>117.638888888889</text:p>
          </table:table-cell>
          <table:table-cell table:formula="of:=[.F16]*[.$B$10]" office:value-type="float" office:value="107.634408602151" calcext:value-type="float">
            <text:p>107.634408602151</text:p>
          </table:table-cell>
        </table:table-row>
        <table:table-row table:style-name="ro2">
          <table:table-cell office:value-type="string" calcext:value-type="string">
            <text:p>CG Deficit Deadlift</text:p>
          </table:table-cell>
          <table:table-cell table:style-name="ce24" table:formula="of:=125/[.B29]" office:value-type="float" office:value="138.888888888889" calcext:value-type="float">
            <text:p>138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17]/[.B29]" office:value-type="float" office:value="0.911111111111111" calcext:value-type="float">
            <text:p>0.911111111111111</text:p>
          </table:table-cell>
          <table:table-cell table:formula="of:=[.F17]*[.$B$9]" office:value-type="float" office:value="125.277777777778" calcext:value-type="float">
            <text:p>125.277777777778</text:p>
          </table:table-cell>
          <table:table-cell table:formula="of:=[.F17]*[.$B$10]" office:value-type="float" office:value="114.623655913979" calcext:value-type="float">
            <text:p>114.623655913979</text:p>
          </table:table-cell>
        </table:table-row>
        <table:table-row table:style-name="ro2">
          <table:table-cell office:value-type="string" calcext:value-type="string">
            <text:p>Snatch Deadlift</text:p>
          </table:table-cell>
          <table:table-cell table:formula="of:=150/[.B28]" office:value-type="float" office:value="161.290322580645" calcext:value-type="float">
            <text:p>161.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18]/[.B29]" office:value-type="float" office:value="0.966666666666667" calcext:value-type="float">
            <text:p>0.966666666666667</text:p>
          </table:table-cell>
          <table:table-cell table:formula="of:=[.F18]*[.$B$9]" office:value-type="float" office:value="132.916666666667" calcext:value-type="float">
            <text:p>132.916666666667</text:p>
          </table:table-cell>
          <table:table-cell table:formula="of:=[.F18]*[.$B$10]" office:value-type="float" office:value="121.612903225806" calcext:value-type="float">
            <text:p>121.612903225806</text:p>
          </table:table-cell>
        </table:table-row>
        <table:table-row table:style-name="ro2">
          <table:table-cell office:value-type="string" calcext:value-type="string">
            <text:p>Paused Deadlift/ Stiff Leg</text:p>
          </table:table-cell>
          <table:table-cell table:formula="of:=0.6*[.B4]" office:value-type="float" office:value="119.318181818182" calcext:value-type="float">
            <text:p>119.32</text:p>
          </table:table-cell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9]/[.B29]" office:value-type="float" office:value="1.02222222222222" calcext:value-type="float">
            <text:p>1.02222222222222</text:p>
          </table:table-cell>
          <table:table-cell table:formula="of:=[.F19]*[.$B$9]" office:value-type="float" office:value="140.555555555556" calcext:value-type="float">
            <text:p>140.555555555556</text:p>
          </table:table-cell>
          <table:table-cell table:formula="of:=[.F19]*[.$B$10]" office:value-type="float" office:value="128.602150537634" calcext:value-type="float">
            <text:p>128.602150537634</text:p>
          </table:table-cell>
        </table:table-row>
        <table:table-row table:style-name="ro2">
          <table:table-cell office:value-type="string" calcext:value-type="string">
            <text:p>Clean Combination</text:p>
          </table:table-cell>
          <table:table-cell table:formula="of:=0.85*[.B11]" office:value-type="float" office:value="93.5" calcext:value-type="float">
            <text:p>93.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atch Combination</text:p>
          </table:table-cell>
          <table:table-cell table:formula="of:=0.85*[.B13]" office:value-type="float" office:value="68" calcext:value-type="float">
            <text:p>68.00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Burn Squat</text:p>
          </table:table-cell>
          <table:table-cell table:style-name="ce25" table:formula="of:=0.6*[.B9]" office:value-type="float" office:value="91.6666666666667" calcext:value-type="float">
            <text:p>91.67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lean and Jerk</text:p>
          </table:table-cell>
          <table:table-cell table:style-name="ce18" office:value-type="float" office:value="107.5" calcext:value-type="float">
            <text:p>107.5</text:p>
          </table:table-cell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number-columns-repeated="3"/>
        </table:table-row>
        <table:table-row table:style-name="ro2">
          <table:table-cell table:style-name="ce19" table:number-columns-repeated="2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4]/[.B31]" office:value-type="float" office:value="0.813953488372093" calcext:value-type="float">
            <text:p>0.813953488372093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18" office:value-type="string" calcext:value-type="string">
            <text:p>1 Rep Max Table</text:p>
          </table:table-cell>
          <table:table-cell table:number-columns-repeated="3"/>
          <table:table-cell table:formula="of:=[.I25]*[.$B$28]" office:value-type="float" office:value="0.803476744186047" calcext:value-type="float">
            <text:p>0.803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I24]+0.05" office:value-type="float" office:value="0.863953488372093" calcext:value-type="float">
            <text:p>0.863953488372093</text:p>
          </table:table-cell>
          <table:table-cell table:number-columns-repeated="2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/>
          <table:table-cell table:formula="of:=[.I26]*[.$B$28]" office:value-type="float" office:value="0.849976744186047" calcext:value-type="float">
            <text:p>0.849976744186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5]+0.05" office:value-type="float" office:value="0.913953488372093" calcext:value-type="float">
            <text:p>0.913953488372093</text:p>
          </table:table-cell>
          <table:table-cell table:number-columns-repeated="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96" calcext:value-type="float">
            <text:p>0.96</text:p>
          </table:table-cell>
          <table:table-cell table:number-columns-repeated="3"/>
          <table:table-cell table:formula="of:=[.I27]*[.$B$28]" office:value-type="float" office:value="0.896476744186047" calcext:value-type="float">
            <text:p>0.896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26]+0.05" office:value-type="float" office:value="0.963953488372093" calcext:value-type="float">
            <text:p>0.963953488372093</text:p>
          </table:table-cell>
          <table:table-cell table:number-columns-repeated="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93" calcext:value-type="float">
            <text:p>0.93</text:p>
          </table:table-cell>
          <table:table-cell table:number-columns-repeated="3"/>
          <table:table-cell table:formula="of:=[.I28]*[.$B$28]" office:value-type="float" office:value="0.942976744186047" calcext:value-type="float">
            <text:p>0.94297674418604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27]+0.05" office:value-type="float" office:value="1.01395348837209" calcext:value-type="float">
            <text:p>1.01395348837209</text:p>
          </table:table-cell>
          <table:table-cell table:number-columns-repeated="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3"/>
          <table:table-cell table:formula="of:=[.I29]*[.$B$28]" office:value-type="float" office:value="0.989476744186047" calcext:value-type="float">
            <text:p>0.9894767441860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8]+0.05" office:value-type="float" office:value="1.06395348837209" calcext:value-type="float">
            <text:p>1.06395348837209</text:p>
          </table:table-cell>
          <table:table-cell table:number-columns-repeated="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88" calcext:value-type="float">
            <text:p>0.88</text:p>
          </table:table-cell>
          <table:table-cell table:number-columns-repeated="9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office:value-type="float" office:value="0.86" calcext:value-type="float">
            <text:p>0.86</text:p>
          </table:table-cell>
          <table:table-cell table:number-columns-repeated="9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0.83" calcext:value-type="float">
            <text:p>0.83</text:p>
          </table:table-cell>
          <table:table-cell table:number-columns-repeated="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81" calcext:value-type="float">
            <text:p>0.81</text:p>
          </table:table-cell>
          <table:table-cell table:number-columns-repeated="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0.79" calcext:value-type="float">
            <text:p>0.79</text:p>
          </table:table-cell>
          <table:table-cell table:number-columns-repeated="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77" calcext:value-type="float">
            <text:p>0.7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33:58.356035331</meta:creation-date>
    <dc:date>2018-04-23T23:14:44.250957854</dc:date>
    <meta:editing-duration>PT25M33S</meta:editing-duration>
    <meta:editing-cycles>2</meta:editing-cycles>
    <meta:generator>LibreOffice/5.2.7.2$Linux_X86_64 LibreOffice_project/20m0$Build-2</meta:generator>
    <meta:document-statistic meta:table-count="3" meta:cell-count="213" meta:object-count="0"/>
  </office:meta>
</office:document-meta>
</file>